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1.999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1.136cm" svg:height="3.061cm" draw:transform="rotate (-1.55247036964896) translate (6.56612854091551cm 5.09940960253782cm)" svg:viewBox="0 0 1137 3062" svg:d="M1136 2910c-76-196-246-758-305-1223-59-464-49-1075-20-1308 28-234-820-533-811-286 17 459 41 1326 150 1864 108 540 109 586 220 1005 54 205 804 48 766-52z">
          <text:p/>
        </draw:path>
        <draw:path draw:style-name="gr2" draw:text-style-name="P1" draw:layer="layout" svg:width="0.902cm" svg:height="0.661cm" draw:transform="rotate (-2.15687788961459) translate (6.82562447873229cm 5.2577947751291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8) rotate (-2.1556561591382) translate (4.23179065192781cm 5.636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1:51.044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